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Textkörper_20_-_20_Fett">
      <style:text-properties fo:font-weight="bold" style:font-weight-asian="bold" style:font-weight-complex="bold"/>
    </style:style>
    <style:style style:name="P19" style:family="paragraph" style:parent-style-name="Standard" style:master-page-name="First_20_Page">
      <style:paragraph-properties style:page-number="auto"/>
    </style:style>
    <style:style style:name="P20" style:family="paragraph" style:parent-style-name="Heading_20_1">
      <style:paragraph-properties fo:margin-left="3cm" fo:margin-right="0cm" fo:text-indent="-2cm" style:auto-text-indent="fals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5"/>
    <style:style style:name="P25" style:family="paragraph" style:parent-style-name="Text_20_body" style:list-style-name="L4">
      <style:paragraph-properties fo:margin-left="3cm" fo:margin-right="0cm" fo:text-indent="-0.499cm" style:auto-text-indent="false"/>
    </style:style>
    <style:style style:name="P26" style:family="paragraph" style:parent-style-name="Textkörper_20_-_20_Aufzählung">
      <style:text-properties fo:font-weight="bold" style:font-weight-asian="bold" style:font-weight-complex="bold"/>
    </style:style>
    <style:style style:name="P27" style:family="paragraph" style:parent-style-name="Textkörper_20_-_20_Aufzählung">
      <style:paragraph-properties fo:margin-left="3cm" fo:margin-right="0cm" fo:text-indent="-0.499cm" style:auto-text-indent="false"/>
    </style:style>
    <style:style style:name="P28" style:family="paragraph" style:parent-style-name="Textkörper_20_-_20_Aufzählung">
      <style:paragraph-properties fo:margin-left="0cm" fo:margin-right="0cm" fo:text-indent="0cm" style:auto-text-indent="false"/>
    </style:style>
    <style:style style:name="P29" style:family="paragraph" style:parent-style-name="Heading_20_4">
      <style:text-properties fo:font-weight="bold" style:font-weight-asian="bold" style:font-weight-complex="bold"/>
    </style:style>
    <style:style style:name="P30" style:family="paragraph" style:parent-style-name="Textkörper_20_-_20_Nummerierung">
      <style:paragraph-properties fo:margin-left="3.2cm" fo:margin-right="0cm" fo:text-indent="-0.7cm" style:auto-text-indent="false"/>
    </style:style>
    <style:style style:name="P31" style:family="paragraph" style:parent-style-name="Textkörper_20_-_20_Nummerierung">
      <style:paragraph-properties fo:margin-left="0cm" fo:margin-right="0cm" fo:text-indent="0cm" style:auto-text-indent="false"/>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4">Inhaltsverzeichnis</text:p>
          </text:index-title>
          <text:p text:style-name="P17">1.<text:tab/>Einleitung<text:tab/>4</text:p>
          <text:p text:style-name="P16">1.1.<text:tab/>Ausgangssituation<text:tab/>4</text:p>
          <text:p text:style-name="P16">1.2.<text:tab/>Aufgabenstellung<text:tab/>4</text:p>
          <text:p text:style-name="P16">1.3.<text:tab/>Einsatzgebiet<text:tab/>5</text:p>
          <text:p text:style-name="P16">1.4.<text:tab/>Technische Ausgangssituation<text:tab/>5</text:p>
          <text:p text:style-name="P17">2.<text:tab/>Theoretische Grundlagen<text:tab/>6</text:p>
          <text:p text:style-name="P16">2.1.<text:tab/>Vorgehensmodell<text:tab/>6</text:p>
          <text:p text:style-name="P16">2.2.<text:tab/>Aufgabenbereiche <text:tab/>6</text:p>
          <text:p text:style-name="P15">2.2.1.<text:tab/>Projektmanagement<text:tab/>6</text:p>
          <text:p text:style-name="P15">2.2.2.<text:tab/>Analyse und Architektur<text:tab/>7</text:p>
          <text:p text:style-name="P16">2.3.<text:tab/>Softwareapplikation<text:tab/>8</text:p>
          <text:p text:style-name="P16">2.4.<text:tab/>Programmiersprache <text:tab/>9</text:p>
          <text:p text:style-name="P15">2.4.1.<text:tab/>PHP<text:tab/>9</text:p>
          <text:p text:style-name="P15">2.4.2.<text:tab/>Javascript<text:tab/>9</text:p>
          <text:p text:style-name="P15">2.4.3.<text:tab/>AJAX / Web 2.0<text:tab/>9</text:p>
          <text:p text:style-name="P16">2.5.<text:tab/>Datenbanken<text:tab/>10</text:p>
          <text:p text:style-name="P16">2.6.<text:tab/>Frameworks und Librarys<text:tab/>11</text:p>
          <text:p text:style-name="P15">2.6.1.<text:tab/>Das CakePHP Framework<text:tab/>11</text:p>
          <text:p text:style-name="P15">2.6.2.<text:tab/>Jquery Library<text:tab/>13</text:p>
          <text:p text:style-name="P17">3.<text:tab/>Softwareentwicklung<text:tab/>14</text:p>
          <text:p text:style-name="P16">3.1.<text:tab/>Vorgehensmodell<text:tab/>14</text:p>
          <text:p text:style-name="P16">3.2.<text:tab/>Modellierung des Softwaresystems<text:tab/>14</text:p>
          <text:p text:style-name="P16">3.3.<text:tab/>IT-Konzept<text:tab/>14</text:p>
          <text:p text:style-name="P16">3.4.<text:tab/>Softwarearchitektur<text:tab/>14</text:p>
          <text:p text:style-name="P16">3.5.<text:tab/>Benutzeroberfläche <text:tab/>15</text:p>
          <text:p text:style-name="P17">4.<text:tab/>Qualitätsmanagement<text:tab/>17</text:p>
          <text:p text:style-name="P16">4.1.<text:tab/>Begriffe der Qualitätssicherung<text:tab/>17</text:p>
          <text:p text:style-name="P16">4.2.<text:tab/>Administration der Software<text:tab/>17</text:p>
          <text:p text:style-name="P16">4.3.<text:tab/>Test<text:tab/>17</text:p>
          <text:p text:style-name="P15">4.3.1.<text:tab/>Warum wird getestet<text:tab/>17</text:p>
          <text:p text:style-name="P15">4.3.2.<text:tab/>Vorgehensweise beim testen<text:tab/>18</text:p>
          <text:p text:style-name="P15">4.3.3.<text:tab/>Was wird getestet<text:tab/>18</text:p>
          <text:p text:style-name="P15">4.3.4.<text:tab/>Wer testet?<text:tab/>18</text:p>
          <text:p text:style-name="P15">4.3.5.<text:tab/>Wann wird getestet?<text:tab/>19</text:p>
          <text:p text:style-name="P16">4.4.<text:tab/>Standards <text:tab/>19</text:p>
          <text:p text:style-name="P15">4.4.1.<text:tab/>Coding Standards <text:tab/>19</text:p>
          <text:p text:style-name="P15">4.4.2.<text:tab/>Formate <text:tab/>20</text:p>
          <text:p text:style-name="P16">4.5.<text:tab/>Modularisierung<text:tab/>20</text:p>
          <text:p text:style-name="P17">5.<text:tab/>Testing<text:tab/>21</text:p>
          <text:p text:style-name="P16">5.1.<text:tab/>Ziele<text:tab/>21</text:p>
          <text:p text:style-name="P16">5.2.<text:tab/>Planung <text:tab/>22</text:p>
          <text:p text:style-name="P16">5.3.<text:tab/>Hilfsinstrumentarien<text:tab/>23</text:p>
          <text:p text:style-name="P16">5.4.<text:tab/>Erzielte Resultate und Dokumentation<text:tab/>24</text:p>
          <text:p text:style-name="P17">6.<text:tab/>Weiterentwicklung<text:tab/>27</text:p>
          <text:p text:style-name="P16">6.1.<text:tab/>Fazit<text:tab/>27</text:p>
          <text:p text:style-name="P16">6.2.<text:tab/>Angebotssoftware<text:tab/>27</text:p>
          <text:p text:style-name="P15">6.2.1.<text:tab/>Vergleich Soll/Ist Zustand<text:tab/>27</text:p>
          <text:p text:style-name="P15">6.2.2.<text:tab/>Hinweise zur Weiterentwicklung<text:tab/>27</text:p>
          <text:p text:style-name="P16">6.3.<text:tab/>Mögliche Weiterentwicklungen<text:tab/>28</text:p>
          <text:p text:style-name="P15">6.3.1.<text:tab/>MDA / MDSD<text:tab/>28</text:p>
          <text:p text:style-name="P15">6.3.2.<text:tab/>Customer Relationship Management (CRM)<text:tab/>28</text:p>
          <text:p text:style-name="P15"><text:soft-page-break/>6.3.3.<text:tab/>Internationalisierung<text:tab/>28</text:p>
          <text:p text:style-name="P17">7.<text:tab/>Zusammenfassung<text:tab/>29</text:p>
          <text:p text:style-name="P17">8.<text:tab/>Anhang<text:tab/>30</text:p>
          <text:p text:style-name="P16">8.1.<text:tab/>Autorenverzeichnis<text:tab/>30</text:p>
          <text:p text:style-name="P16">8.2.<text:tab/>Quellenverzeichnis<text:tab/>30</text:p>
          <text:p text:style-name="P16">8.3.<text:tab/>Mit geltende Unterlagen<text:tab/>30</text:p>
          <text:p text:style-name="P16">8.4.<text:tab/>Abkürzungsverzeichnis<text:tab/>30</text:p>
        </text:index-body>
      </text:table-of-content>
      <text:p text:style-name="Standard"/>
      <text:p text:style-name="Standard"/>
      <text:p text:style-name="Standard"/>
      <text:p text:style-name="Standard"/>
      <text:h text:style-name="P20"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0386024"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0443333"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list xml:id="list30425350" text:continue-numbering="true" text:style-name="List_20_1">
        <text:list-item>
          <text:p text:style-name="P27">Wasserfallmodell</text:p>
        </text:list-item>
        <text:list-item>
          <text:p text:style-name="P27">Spiralmodell</text:p>
        </text:list-item>
        <text:list-item>
          <text:p text:style-name="P27">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0401720" text:style-name="Numbering_20_1">
        <text:list-item>
          <text:p text:style-name="P30">Festlegung der Ziele </text:p>
        </text:list-item>
        <text:list-item>
          <text:p text:style-name="P30">Analyse</text:p>
        </text:list-item>
        <text:list-item>
          <text:p text:style-name="P30">Realisierung und Überprüfung</text:p>
        </text:list-item>
        <text:list-item>
          <text:p text:style-name="P30">Planung des nächsten Zyklus</text:p>
          <text:p text:style-name="P31"/>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0421352" text:continue-list="list30425350"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0422668"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0430899"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29"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0445624"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9"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0432173"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0441326"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0439230"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0426690"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p text:style-name="Text_20_body"/>
      <text:h text:style-name="Heading_20_2" text:outline-level="2"><text:soft-page-break/>Programmiersprache </text:h>
      <text:p text:style-name="Text_20_body">Bei der Erstellung der Rent-A-Jet Angebotssoftware kamen folgende Programmiersprachen zum Einsatz: </text:p>
      <text:p text:style-name="Text_20_body"/>
      <text:list xml:id="list30430925" text:continue-numbering="true" text:style-name="List_20_1">
        <text:list-item>
          <text:p text:style-name="Textkörper_20_-_20_Aufzählung">Serverseitig: PHP</text:p>
        </text:list-item>
        <text:list-item>
          <text:p text:style-name="Textkörper_20_-_20_Aufzählung">Clientseitig: JavaScript</text:p>
          <text:p text:style-name="P28"/>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0443939"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0436417"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text:soft-page-break/>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0415282"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körper_20_-_20_Fett">Ablauf eines HTTP Request:</text:p>
      <text:p text:style-name="P11"/>
      <text:p text:style-name="Text_20_body"><text:soft-page-break/><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m bei Google, Dell und Microsoft im Einsatz und deshalb bereits sehr populär.</text:p>
      <text:p text:style-name="Textkörper_20_-_20_Fett">Jquery bietet folgende Funktionalitäten:</text:p>
      <text:list xml:id="list30440824"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0444085"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Text_20_body"><text:soft-page-break/></text:p>
      <text:p text:style-name="P18">Weitere Jquery Funktionen innerhalb des Rent-A-Jet Frontends:</text:p>
      <text:list xml:id="list30443395"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30442216"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0432773"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0421063"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0436704"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0406300" text:style-name="L1">
        <text:list-item>
          <text:p text:style-name="P21">Anfrage seitens des Kundenanforderungen</text:p>
        </text:list-item>
        <text:list-item>
          <text:p text:style-name="P21">Finanzielles Angebot erstellen und verschicken</text:p>
        </text:list-item>
        <text:list-item>
          <text:p text:style-name="P21">Bei Vorliegen der Antwort</text:p>
          <text:list>
            <text:list-item>
              <text:p text:style-name="P21">Wenn Antwort positiv, Vertrag vorbereiten</text:p>
            </text:list-item>
            <text:list-item>
              <text:p text:style-name="P21">Wenn Antwort negativ, Gründe erfragen → dann Ende</text:p>
            </text:list-item>
          </text:list>
        </text:list-item>
      </text:list>
      <text:list xml:id="list30408104" text:style-name="L2">
        <text:list-item>
          <text:p text:style-name="P22">Wenn Vertrag unterschrieben zurück</text:p>
          <text:list>
            <text:list-item>
              <text:p text:style-name="P22">Flugzeug, Crew und Catering bereitstellen</text:p>
            </text:list-item>
            <text:list-item>
              <text:p text:style-name="P22">Rechnung erstellen und verschicken, Zahlung verfolgen</text:p>
            </text:list-item>
            <text:list-item>
              <text:p text:style-name="P22">Flug durchführen</text:p>
            </text:list-item>
            <text:list-item>
              <text:p text:style-name="P22">Kundenzufriedenheit erfragen und abspeichern</text:p>
            </text:list-item>
          </text:list>
        </text:list-item>
      </text:list>
      <text:p text:style-name="Textkörper_20_-_20_Fett">Workflow: Kostenverfolgung</text:p>
      <text:list xml:id="list30394780" text:style-name="L3">
        <text:list-item>
          <text:p text:style-name="P23">Zahlungseingang verfolgen</text:p>
        </text:list-item>
        <text:list-item>
          <text:p text:style-name="P23">Wenn nicht zum Termin</text:p>
          <text:list>
            <text:list-item>
              <text:p text:style-name="P23">Mahnwesen</text:p>
            </text:list-item>
          </text:list>
        </text:list-item>
      </text:list>
      <text:p text:style-name="Textkörper_20_-_20_Fett">Analysen:</text:p>
      <text:list xml:id="list30384753" text:style-name="L4">
        <text:list-item>
          <text:p text:style-name="P25">Kundenzufriedenheit analysieren</text:p>
        </text:list-item>
        <text:list-item>
          <text:p text:style-name="P25">Ablehnungsgründe der Angebote analysieren</text:p>
        </text:list-item>
        <text:list-item>
          <text:p text:style-name="P25">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0424865" text:continue-list="list30436704"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0441644"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3" svg:width="2.11cm" svg:height="1.752cm" svg:x="1.379cm" svg:y="0.034cm"><text:p text:style-name="P32"><text:span text:style-name="T9">Tester</text:span></text:p></draw:rect><draw:custom-shape draw:style-name="gr3" draw:text-style-name="P33" svg:width="4.218cm" svg:height="1.752cm" svg:x="3.91cm" svg:y="0.034cm"><text:p text:style-name="P32"><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22cm" svg:height="1.752cm" svg:x="8.549cm" svg:y="0.034cm"><text:p text:style-name="P32"><text:span text:style-name="T9">Führe Test</text:span></text:p><text:p text:style-name="P32"><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16cm" svg:height="1.752cm" svg:x="12.77cm" svg:y="0.034cm"><text:p text:style-name="P32"><text:span text:style-name="T9">Werte Test</text:span></text:p><text:p text:style-name="P32"><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0409255" text:style-name="L5">
        <text:list-item>
          <text:p text:style-name="P24">Planung – Worum geht es eigentlich?</text:p>
        </text:list-item>
        <text:list-item>
          <text:p text:style-name="P24">Durchführung – Wie wurde getestet?</text:p>
        </text:list-item>
        <text:list-item>
          <text:p text:style-name="P24">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0433758" text:continue-list="list30441644"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4"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7" svg:width="2.975cm" svg:height="1.488cm" svg:x="4.47cm" svg:y="0.078cm"><text:p text:style-name="P32"><text:span text:style-name="T10">Finde Fehler </text:span></text:p></draw:rect></text:p>
      <text:p text:style-name="Text_20_body"/>
      <text:p text:style-name="Text_20_body"><draw:frame text:anchor-type="paragraph" draw:z-index="5" draw:style-name="gr5" draw:text-style-name="P36" svg:width="1.616cm" svg:height="0.756cm" svg:x="2.21cm" svg:y="0.586cm"><draw:text-box><text:p text:style-name="P35"><text:span text:style-name="T10">Tester</text:span></text:p></draw:text-box></draw:frame></text:p>
      <text:p text:style-name="Text_20_body"><draw:custom-shape text:anchor-type="paragraph" draw:z-index="13" draw:style-name="gr8" draw:text-style-name="P34" svg:width="0.535cm" svg:height="3.315cm" draw:transform="rotate (-0.785398163398487) translate (6.62869444444444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7" svg:width="2.05cm" svg:height="2.454cm" svg:x="1.706cm" svg:y="0.416cm"><text:p text:style-name="P32"><text:span text:style-name="T10">Fehler</text:span></text:p><text:p text:style-name="P32"><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4" svg:width="2.001cm" svg:height="2.2cm" svg:x="2cm" svg:y="0.201cm"><draw:image xlink:href="Pictures/10000000000003E80000044CCF6EFC25.gif" xlink:type="simple" xlink:show="embed" xlink:actuate="onLoad"><text:p/></draw:image></draw:frame><draw:frame text:anchor-type="paragraph" draw:z-index="6" draw:style-name="gr5" draw:text-style-name="P36" svg:width="2.384cm" svg:height="0.756cm" svg:x="2cm" svg:y="2.401cm"><draw:text-box><text:p text:style-name="P35"><text:span text:style-name="T10">Entwickler</text:span></text:p></draw:text-box></draw:frame><draw:rect text:anchor-type="paragraph" draw:z-index="11" draw:style-name="gr6" draw:text-style-name="P37" svg:width="2.976cm" svg:height="1.489cm" svg:x="4.648cm" svg:y="0.407cm"><text:p text:style-name="P32"><text:span text:style-name="T10">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4" svg:width="0.532cm" svg:height="3.313cm" draw:transform="rotate (-0.785398163398487) translate (6.87916666666667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7" svg:width="2.137cm" svg:height="2.454cm" svg:x="1.617cm" svg:y="0.201cm"><text:p text:style-name="P32"><text:span text:style-name="T10">Rück-</text:span></text:p><text:p text:style-name="P32"><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7" svg:width="2.976cm" svg:height="1.489cm" svg:x="4.618cm" svg:y="0.526cm"><text:p text:style-name="P32"><text:span text:style-name="T10">Überprüfe</text:span></text:p><text:p text:style-name="P32"><text:span text:style-name="T10">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4"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6" svg:width="1.616cm" svg:height="0.756cm" svg:x="2.21cm" svg:y="0.586cm"><draw:text-box><text:p text:style-name="P35"><text:span text:style-name="T10">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
      <text:p text:style-name="Text_20_body"/>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30420613" text:continue-numbering="true" text:style-name="List_20_1">
        <text:list-item>
          <text:p text:style-name="P26">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6">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6">Anforderungsanalyse 2</text:p>
          <text:p text:style-name="Textkörper_20_-_20_Aufzählung">Enthält die vollständige Analyse als Grundlage von Fachkonzept und Entwicklung.</text:p>
        </text:list-item>
        <text:list-item>
          <text:p text:style-name="P26"><text:soft-page-break/>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6">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6">Endbericht</text:p>
          <text:p text:style-name="Textkörper_20_-_20_Aufzählung">Vorliegendes Dokument in elektronischer Form</text:p>
        </text:list-item>
        <text:list-item>
          <text:p text:style-name="P26">Software.zip</text:p>
          <text:p text:style-name="Textkörper_20_-_20_Aufzählung">Das komplette Sourcecode-Verzeichnis, einschließlich einer getesteten CakePHP-Referenzversion</text:p>
        </text:list-item>
      </text:list>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oft-page-break/><text:span text:style-name="T4">CSV</text:span><text:tab/><text:span text:style-name="T4">Character Separated Value –</text:span><text:span text:style-name="T6"> Dateiformat welches den Aufbau von Textdateien beschreibt. </text:spa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9"><draw:image xlink:href="Pictures/100000000000022600000188A6FB6804.gif" xlink:type="simple" xlink:show="embed" xlink:actuate="onLoad"/></draw:frame>kt Rent-A-Jet</text:p>
      </style:header>
      <style:footer>
        <text:p text:style-name="MP2">Seite <text:page-number text:select-page="current">30</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5T10:32:41.95</dc:date>
    <meta:editing-duration>PT27H41M23S</meta:editing-duration>
    <meta:editing-cycles>332</meta:editing-cycles>
    <meta:generator>OpenOffice.org/3.1$Win32 OpenOffice.org_project/310m11$Build-9399</meta:generator>
    <meta:document-statistic meta:table-count="4" meta:image-count="6" meta:object-count="0" meta:page-count="31" meta:paragraph-count="516" meta:word-count="7128" meta:character-count="55731"/>
    <meta:user-defined meta:name="Info 1"/>
    <meta:user-defined meta:name="Info 2"/>
    <meta:user-defined meta:name="Info 3"/>
    <meta:user-defined meta:name="Info 4"/>
  </office:meta>
</office:document-meta>
</file>